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7cm" fo:min-width="0.35cm"/>
    </style:style>
    <style:style style:name="gr1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1cm" svg:y1="1.813cm" svg:x2="11.005cm" svg:y2="2.313cm">
          <text:p/>
        </draw:line>
        <draw:line draw:style-name="gr1" draw:text-style-name="P1" draw:layer="layout" svg:x1="9cm" svg:y1="3.007cm" svg:x2="10.221cm" svg:y2="3.011cm">
          <text:p/>
        </draw:line>
        <draw:line draw:style-name="gr1" draw:text-style-name="P1" draw:layer="layout" svg:x1="11.009cm" svg:y1="2.713cm" svg:x2="11.004cm" svg:y2="3.213cm">
          <text:p/>
        </draw:line>
        <draw:line draw:style-name="gr1" draw:text-style-name="P1" draw:layer="layout" svg:x1="4cm" svg:y1="2.007cm" svg:x2="10.2cm" svg:y2="2.011cm">
          <text:p/>
        </draw:line>
        <draw:g xml:id="id8" draw:id="id8">
          <draw:line draw:style-name="gr2" draw:text-style-name="P1" draw:layer="layout" svg:x1="16.88cm" svg:y1="2.482cm" svg:x2="16.981cm" svg:y2="2.25cm">
            <text:p/>
          </draw:line>
          <draw:line draw:style-name="gr2" draw:text-style-name="P1" draw:layer="layout" svg:x1="17.191cm" svg:y1="2.723cm" svg:x2="16.979cm" svg:y2="2.25cm">
            <text:p/>
          </draw:line>
          <draw:line draw:style-name="gr2" draw:text-style-name="P1" draw:layer="layout" svg:x1="17.605cm" svg:y1="2.75cm" svg:x2="17.817cm" svg:y2="2.277cm">
            <text:p/>
          </draw:line>
          <draw:line draw:style-name="gr2" draw:text-style-name="P1" draw:layer="layout" svg:x1="17.18cm" svg:y1="2.735cm" svg:x2="17.392cm" svg:y2="2.262cm">
            <text:p/>
          </draw:line>
          <draw:line draw:style-name="gr2" draw:text-style-name="P1" draw:layer="layout" svg:x1="17.614cm" svg:y1="2.748cm" svg:x2="17.402cm" svg:y2="2.275cm">
            <text:p/>
          </draw:line>
          <draw:line draw:style-name="gr2" draw:text-style-name="P1" draw:layer="layout" svg:x1="18.034cm" svg:y1="2.748cm" svg:x2="17.822cm" svg:y2="2.275cm">
            <text:p/>
          </draw:line>
          <draw:line draw:style-name="gr2" draw:text-style-name="P1" draw:layer="layout" svg:x1="18.029cm" svg:y1="2.724cm" svg:x2="18.13cm" svg:y2="2.492cm">
            <text:p/>
          </draw:line>
        </draw:g>
        <draw:frame draw:style-name="gr3" draw:text-style-name="P2" draw:layer="layout" svg:width="0.891cm" svg:height="0.729cm" svg:x="17.104cm" svg:y="1.529cm">
          <draw:text-box>
            <text:p><text:span text:style-name="T1">R</text:span><text:span text:style-name="T2">S</text:span></text:p>
          </draw:text-box>
        </draw:frame>
        <draw:g xml:id="id2" draw:id="id2"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642cm" svg:y1="2.377cm" svg:x2="3.629cm" svg:y2="1.632cm">
            <text:p/>
          </draw:line>
          <draw:line draw:style-name="gr4" draw:text-style-name="P1" draw:layer="layout" svg:x1="4.004cm" svg:y1="2.003cm" svg:x2="3.634cm" svg:y2="2.003cm">
            <text:p/>
          </draw:line>
          <draw:line draw:style-name="gr4" draw:text-style-name="P1" draw:layer="layout" svg:x1="3.37cm" svg:y1="2.014cm" svg:x2="3cm" svg:y2="2.014cm">
            <text:p/>
          </draw:line>
        </draw:g>
        <draw:frame draw:style-name="gr5" draw:text-style-name="P4" draw:layer="layout" svg:width="1.11cm" svg:height="1.474cm" svg:x="3.036cm" svg:y="0.548cm">
          <draw:text-box>
            <text:p text:style-name="P3"><text:span text:style-name="T1">C</text:span><text:span text:style-name="T2">i</text:span></text:p>
          </draw:text-box>
        </draw:frame>
        <draw:g>
          <draw:line draw:style-name="gr6" draw:text-style-name="P5" draw:layer="layout" svg:x1="5.987cm" svg:y1="8.502cm" svg:x2="5.02cm" svg:y2="8.502cm">
            <text:p/>
          </draw:line>
          <draw:line draw:style-name="gr6" draw:text-style-name="P5" draw:layer="layout" svg:x1="5.283cm" svg:y1="8.592cm" svg:x2="5.763cm" svg:y2="8.594cm">
            <text:p/>
          </draw:line>
          <draw:line draw:style-name="gr6" draw:text-style-name="P5" draw:layer="layout" svg:x1="5.413cm" svg:y1="8.67cm" svg:x2="5.644cm" svg:y2="8.671cm">
            <text:p/>
          </draw:line>
          <draw:line draw:style-name="gr6" draw:text-style-name="P5" draw:layer="layout" svg:x1="5.516cm" svg:y1="8.498cm" svg:x2="5.516cm" svg:y2="8.3cm">
            <text:p/>
          </draw:line>
        </draw:g>
        <draw:frame draw:style-name="gr7" draw:text-style-name="P2" draw:layer="layout" svg:width="1.285cm" svg:height="0.729cm" svg:x="3.8cm" svg:y="8.27cm">
          <draw:text-box>
            <text:p><text:span text:style-name="T1">GND</text:span></text:p>
          </draw:text-box>
        </draw:frame>
        <draw:custom-shape draw:style-name="gr8" draw:text-style-name="P6" xml:id="id1" draw:id="id1" draw:layer="layout" svg:width="1cm" svg:height="1cm" svg:x="1.5cm" svg:y="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controls" svg:width="0.896cm" svg:height="0.729cm" svg:x="0.832cm" svg:y="3.131cm">
          <draw:text-box>
            <text:p><text:span text:style-name="T4">V</text:span><text:span text:style-name="T2">in</text:span></text:p>
          </draw:text-box>
        </draw:frame>
        <draw:frame draw:style-name="gr10" draw:text-style-name="P2" draw:layer="controls" svg:width="0.87cm" svg:height="0.729cm" svg:x="1.525cm" svg:y="1.261cm">
          <draw:text-box>
            <text:p><text:span text:style-name="T1">in</text:span></text:p>
          </draw:text-box>
        </draw:frame>
        <draw:custom-shape draw:style-name="gr11" draw:text-style-name="P3" xml:id="id9" draw:id="id9" draw:layer="layout" svg:width="1.7cm" svg:height="1.7cm" draw:transform="rotate (-1.5707963267949) translate (11.7cm 1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3" draw:layer="layout" svg:x1="2cm" svg:y1="4cm" svg:x2="3cm" svg:y2="2.006cm" draw:start-shape="id1" draw:start-glue-point="4" draw:end-shape="id2" draw:end-glue-point="3" svg:d="M2000 4000v-1994h1000" svg:viewBox="0 0 1001 1995">
          <text:p/>
        </draw:connector>
        <draw:g xml:id="id12" draw:id="id12">
          <draw:line draw:style-name="gr2" draw:text-style-name="P1" draw:layer="layout" svg:x1="4.974cm" svg:y1="5.5cm" svg:x2="4.742cm" svg:y2="5.399cm">
            <text:p/>
          </draw:line>
          <draw:line draw:style-name="gr2" draw:text-style-name="P1" draw:layer="layout" svg:x1="5.215cm" svg:y1="5.189cm" svg:x2="4.742cm" svg:y2="5.401cm">
            <text:p/>
          </draw:line>
          <draw:line draw:style-name="gr2" draw:text-style-name="P1" draw:layer="layout" svg:x1="5.242cm" svg:y1="4.775cm" svg:x2="4.769cm" svg:y2="4.563cm">
            <text:p/>
          </draw:line>
          <draw:line draw:style-name="gr2" draw:text-style-name="P1" draw:layer="layout" svg:x1="5.227cm" svg:y1="5.2cm" svg:x2="4.754cm" svg:y2="4.988cm">
            <text:p/>
          </draw:line>
          <draw:line draw:style-name="gr2" draw:text-style-name="P1" draw:layer="layout" svg:x1="5.24cm" svg:y1="4.766cm" svg:x2="4.767cm" svg:y2="4.978cm">
            <text:p/>
          </draw:line>
          <draw:line draw:style-name="gr2" draw:text-style-name="P1" draw:layer="layout" svg:x1="5.24cm" svg:y1="4.346cm" svg:x2="4.767cm" svg:y2="4.558cm">
            <text:p/>
          </draw:line>
          <draw:line draw:style-name="gr2" draw:text-style-name="P1" draw:layer="layout" svg:x1="5.216cm" svg:y1="4.351cm" svg:x2="4.984cm" svg:y2="4.25cm">
            <text:p/>
          </draw:line>
        </draw:g>
        <draw:frame draw:style-name="gr3" draw:text-style-name="P2" draw:layer="layout" svg:width="0.891cm" svg:height="0.729cm" svg:x="3.796cm" svg:y="4.139cm">
          <draw:text-box>
            <text:p><text:span text:style-name="T1">R</text:span><text:span text:style-name="T2">L</text:span></text:p>
          </draw:text-box>
        </draw:frame>
        <draw:g xml:id="id13" draw:id="id13">
          <draw:line draw:style-name="gr2" draw:text-style-name="P1" draw:layer="layout" svg:x1="5.966cm" svg:y1="5.5cm" svg:x2="5.734cm" svg:y2="5.399cm">
            <text:p/>
          </draw:line>
          <draw:line draw:style-name="gr2" draw:text-style-name="P1" draw:layer="layout" svg:x1="6.207cm" svg:y1="5.189cm" svg:x2="5.734cm" svg:y2="5.401cm">
            <text:p/>
          </draw:line>
          <draw:line draw:style-name="gr2" draw:text-style-name="P1" draw:layer="layout" svg:x1="6.234cm" svg:y1="4.775cm" svg:x2="5.761cm" svg:y2="4.563cm">
            <text:p/>
          </draw:line>
          <draw:line draw:style-name="gr2" draw:text-style-name="P1" draw:layer="layout" svg:x1="6.219cm" svg:y1="5.2cm" svg:x2="5.746cm" svg:y2="4.988cm">
            <text:p/>
          </draw:line>
          <draw:line draw:style-name="gr2" draw:text-style-name="P1" draw:layer="layout" svg:x1="6.232cm" svg:y1="4.766cm" svg:x2="5.759cm" svg:y2="4.978cm">
            <text:p/>
          </draw:line>
          <draw:line draw:style-name="gr2" draw:text-style-name="P1" draw:layer="layout" svg:x1="6.232cm" svg:y1="4.346cm" svg:x2="5.759cm" svg:y2="4.558cm">
            <text:p/>
          </draw:line>
          <draw:line draw:style-name="gr2" draw:text-style-name="P1" draw:layer="layout" svg:x1="6.208cm" svg:y1="4.351cm" svg:x2="5.976cm" svg:y2="4.25cm">
            <text:p/>
          </draw:line>
        </draw:g>
        <draw:frame draw:style-name="gr3" draw:text-style-name="P2" draw:layer="layout" svg:width="0.891cm" svg:height="0.729cm" svg:x="6.388cm" svg:y="4.639cm">
          <draw:text-box>
            <text:p><text:span text:style-name="T1">R</text:span><text:span text:style-name="T2">L</text:span></text:p>
          </draw:text-box>
        </draw:frame>
        <draw:g xml:id="id3" draw:id="id3">
          <draw:line draw:style-name="gr2" draw:text-style-name="P1" draw:layer="layout" svg:x1="8.475cm" svg:y1="7.134cm" svg:x2="8.243cm" svg:y2="7.033cm">
            <text:p/>
          </draw:line>
          <draw:line draw:style-name="gr2" draw:text-style-name="P1" draw:layer="layout" svg:x1="8.716cm" svg:y1="6.823cm" svg:x2="8.243cm" svg:y2="7.035cm">
            <text:p/>
          </draw:line>
          <draw:line draw:style-name="gr2" draw:text-style-name="P1" draw:layer="layout" svg:x1="8.743cm" svg:y1="6.409cm" svg:x2="8.27cm" svg:y2="6.197cm">
            <text:p/>
          </draw:line>
          <draw:line draw:style-name="gr2" draw:text-style-name="P1" draw:layer="layout" svg:x1="8.728cm" svg:y1="6.834cm" svg:x2="8.255cm" svg:y2="6.622cm">
            <text:p/>
          </draw:line>
          <draw:line draw:style-name="gr2" draw:text-style-name="P1" draw:layer="layout" svg:x1="8.741cm" svg:y1="6.4cm" svg:x2="8.268cm" svg:y2="6.612cm">
            <text:p/>
          </draw:line>
          <draw:line draw:style-name="gr2" draw:text-style-name="P1" draw:layer="layout" svg:x1="8.741cm" svg:y1="5.98cm" svg:x2="8.268cm" svg:y2="6.192cm">
            <text:p/>
          </draw:line>
          <draw:line draw:style-name="gr2" draw:text-style-name="P1" draw:layer="layout" svg:x1="8.717cm" svg:y1="5.985cm" svg:x2="8.485cm" svg:y2="5.884cm">
            <text:p/>
          </draw:line>
        </draw:g>
        <draw:frame draw:style-name="gr3" draw:text-style-name="P2" draw:layer="layout" svg:width="0.891cm" svg:height="0.729cm" svg:x="7.297cm" svg:y="6.139cm">
          <draw:text-box>
            <text:p><text:span text:style-name="T1">R</text:span><text:span text:style-name="T2">L</text:span></text:p>
          </draw:text-box>
        </draw:frame>
        <draw:g xml:id="id4" draw:id="id4">
          <draw:line draw:style-name="gr2" draw:text-style-name="P1" draw:layer="layout" svg:x1="9.467cm" svg:y1="7.134cm" svg:x2="9.235cm" svg:y2="7.033cm">
            <text:p/>
          </draw:line>
          <draw:line draw:style-name="gr2" draw:text-style-name="P1" draw:layer="layout" svg:x1="9.708cm" svg:y1="6.823cm" svg:x2="9.235cm" svg:y2="7.035cm">
            <text:p/>
          </draw:line>
          <draw:line draw:style-name="gr2" draw:text-style-name="P1" draw:layer="layout" svg:x1="9.735cm" svg:y1="6.409cm" svg:x2="9.262cm" svg:y2="6.197cm">
            <text:p/>
          </draw:line>
          <draw:line draw:style-name="gr2" draw:text-style-name="P1" draw:layer="layout" svg:x1="9.72cm" svg:y1="6.834cm" svg:x2="9.247cm" svg:y2="6.622cm">
            <text:p/>
          </draw:line>
          <draw:line draw:style-name="gr2" draw:text-style-name="P1" draw:layer="layout" svg:x1="9.733cm" svg:y1="6.4cm" svg:x2="9.26cm" svg:y2="6.612cm">
            <text:p/>
          </draw:line>
          <draw:line draw:style-name="gr2" draw:text-style-name="P1" draw:layer="layout" svg:x1="9.733cm" svg:y1="5.98cm" svg:x2="9.26cm" svg:y2="6.192cm">
            <text:p/>
          </draw:line>
          <draw:line draw:style-name="gr2" draw:text-style-name="P1" draw:layer="layout" svg:x1="9.709cm" svg:y1="5.985cm" svg:x2="9.477cm" svg:y2="5.884cm">
            <text:p/>
          </draw:line>
        </draw:g>
        <draw:frame draw:style-name="gr3" draw:text-style-name="P2" draw:layer="layout" svg:width="0.891cm" svg:height="0.729cm" svg:x="9.889cm" svg:y="6.139cm">
          <draw:text-box>
            <text:p><text:span text:style-name="T1">R</text:span><text:span text:style-name="T2">L</text:span></text:p>
          </draw:text-box>
        </draw:frame>
        <draw:g xml:id="id5" draw:id="id5">
          <draw:line draw:style-name="gr2" draw:text-style-name="P1" draw:layer="layout" svg:x1="9.88cm" svg:y1="4.482cm" svg:x2="9.981cm" svg:y2="4.25cm">
            <text:p/>
          </draw:line>
          <draw:line draw:style-name="gr2" draw:text-style-name="P1" draw:layer="layout" svg:x1="10.191cm" svg:y1="4.723cm" svg:x2="9.979cm" svg:y2="4.25cm">
            <text:p/>
          </draw:line>
          <draw:line draw:style-name="gr2" draw:text-style-name="P1" draw:layer="layout" svg:x1="10.605cm" svg:y1="4.75cm" svg:x2="10.817cm" svg:y2="4.277cm">
            <text:p/>
          </draw:line>
          <draw:line draw:style-name="gr2" draw:text-style-name="P1" draw:layer="layout" svg:x1="10.18cm" svg:y1="4.735cm" svg:x2="10.392cm" svg:y2="4.262cm">
            <text:p/>
          </draw:line>
          <draw:line draw:style-name="gr2" draw:text-style-name="P1" draw:layer="layout" svg:x1="10.614cm" svg:y1="4.748cm" svg:x2="10.402cm" svg:y2="4.275cm">
            <text:p/>
          </draw:line>
          <draw:line draw:style-name="gr2" draw:text-style-name="P1" draw:layer="layout" svg:x1="11.034cm" svg:y1="4.748cm" svg:x2="10.822cm" svg:y2="4.275cm">
            <text:p/>
          </draw:line>
          <draw:line draw:style-name="gr2" draw:text-style-name="P1" draw:layer="layout" svg:x1="11.029cm" svg:y1="4.724cm" svg:x2="11.13cm" svg:y2="4.492cm">
            <text:p/>
          </draw:line>
        </draw:g>
        <draw:frame draw:style-name="gr3" draw:text-style-name="P2" draw:layer="layout" svg:width="0.891cm" svg:height="0.729cm" svg:x="10.104cm" svg:y="3.539cm">
          <draw:text-box>
            <text:p><text:span text:style-name="T1">R</text:span><text:span text:style-name="T2">S</text:span></text:p>
          </draw:text-box>
        </draw:frame>
        <draw:g xml:id="id6" draw:id="id6">
          <draw:line draw:style-name="gr2" draw:text-style-name="P1" draw:layer="layout" svg:x1="11.88cm" svg:y1="4.492cm" svg:x2="11.981cm" svg:y2="4.26cm">
            <text:p/>
          </draw:line>
          <draw:line draw:style-name="gr2" draw:text-style-name="P1" draw:layer="layout" svg:x1="12.191cm" svg:y1="4.733cm" svg:x2="11.979cm" svg:y2="4.26cm">
            <text:p/>
          </draw:line>
          <draw:line draw:style-name="gr2" draw:text-style-name="P1" draw:layer="layout" svg:x1="12.605cm" svg:y1="4.76cm" svg:x2="12.817cm" svg:y2="4.287cm">
            <text:p/>
          </draw:line>
          <draw:line draw:style-name="gr2" draw:text-style-name="P1" draw:layer="layout" svg:x1="12.18cm" svg:y1="4.745cm" svg:x2="12.392cm" svg:y2="4.272cm">
            <text:p/>
          </draw:line>
          <draw:line draw:style-name="gr2" draw:text-style-name="P1" draw:layer="layout" svg:x1="12.614cm" svg:y1="4.758cm" svg:x2="12.402cm" svg:y2="4.285cm">
            <text:p/>
          </draw:line>
          <draw:line draw:style-name="gr2" draw:text-style-name="P1" draw:layer="layout" svg:x1="13.034cm" svg:y1="4.758cm" svg:x2="12.822cm" svg:y2="4.285cm">
            <text:p/>
          </draw:line>
          <draw:line draw:style-name="gr2" draw:text-style-name="P1" draw:layer="layout" svg:x1="13.029cm" svg:y1="4.734cm" svg:x2="13.13cm" svg:y2="4.502cm">
            <text:p/>
          </draw:line>
        </draw:g>
        <draw:frame draw:style-name="gr3" draw:text-style-name="P2" draw:layer="layout" svg:width="0.891cm" svg:height="0.729cm" svg:x="12.104cm" svg:y="3.549cm">
          <draw:text-box>
            <text:p><text:span text:style-name="T1">R</text:span><text:span text:style-name="T2">S</text:span></text:p>
          </draw:text-box>
        </draw:frame>
        <draw:g xml:id="id7" draw:id="id7">
          <draw:line draw:style-name="gr2" draw:text-style-name="P1" draw:layer="layout" svg:x1="13.88cm" svg:y1="4.492cm" svg:x2="13.981cm" svg:y2="4.26cm">
            <text:p/>
          </draw:line>
          <draw:line draw:style-name="gr2" draw:text-style-name="P1" draw:layer="layout" svg:x1="14.191cm" svg:y1="4.733cm" svg:x2="13.979cm" svg:y2="4.26cm">
            <text:p/>
          </draw:line>
          <draw:line draw:style-name="gr2" draw:text-style-name="P1" draw:layer="layout" svg:x1="14.605cm" svg:y1="4.76cm" svg:x2="14.817cm" svg:y2="4.287cm">
            <text:p/>
          </draw:line>
          <draw:line draw:style-name="gr2" draw:text-style-name="P1" draw:layer="layout" svg:x1="14.18cm" svg:y1="4.745cm" svg:x2="14.392cm" svg:y2="4.272cm">
            <text:p/>
          </draw:line>
          <draw:line draw:style-name="gr2" draw:text-style-name="P1" draw:layer="layout" svg:x1="14.614cm" svg:y1="4.758cm" svg:x2="14.402cm" svg:y2="4.285cm">
            <text:p/>
          </draw:line>
          <draw:line draw:style-name="gr2" draw:text-style-name="P1" draw:layer="layout" svg:x1="15.034cm" svg:y1="4.758cm" svg:x2="14.822cm" svg:y2="4.285cm">
            <text:p/>
          </draw:line>
          <draw:line draw:style-name="gr2" draw:text-style-name="P1" draw:layer="layout" svg:x1="15.029cm" svg:y1="4.734cm" svg:x2="15.13cm" svg:y2="4.502cm">
            <text:p/>
          </draw:line>
        </draw:g>
        <draw:frame draw:style-name="gr3" draw:text-style-name="P2" draw:layer="layout" svg:width="0.891cm" svg:height="0.729cm" svg:x="14.104cm" svg:y="3.549cm">
          <draw:text-box>
            <text:p><text:span text:style-name="T1">R</text:span><text:span text:style-name="T2">S</text:span></text:p>
          </draw:text-box>
        </draw:frame>
        <draw:g xml:id="id10" draw:id="id10"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373cm" svg:x2="18.63cm" svg:y2="4.373cm">
            <text:p/>
          </draw:line>
          <draw:line draw:style-name="gr4" draw:text-style-name="P1" draw:layer="layout" svg:x1="19.007cm" svg:y1="4.005cm" svg:x2="19.001cm" svg:y2="4.375cm">
            <text:p/>
          </draw:line>
          <draw:line draw:style-name="gr4" draw:text-style-name="P1" draw:layer="layout" svg:x1="19.007cm" svg:y1="4.639cm" svg:x2="19.001cm" svg:y2="5.009cm">
            <text:p/>
          </draw:line>
        </draw:g>
        <draw:g xml:id="id11" draw:id="id11"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373cm" svg:x2="18.631cm" svg:y2="6.373cm">
            <text:p/>
          </draw:line>
          <draw:line draw:style-name="gr4" draw:text-style-name="P1" draw:layer="layout" svg:x1="19.008cm" svg:y1="6.005cm" svg:x2="19.002cm" svg:y2="6.375cm">
            <text:p/>
          </draw:line>
          <draw:line draw:style-name="gr4" draw:text-style-name="P1" draw:layer="layout" svg:x1="19.008cm" svg:y1="6.639cm" svg:x2="19.002cm" svg:y2="7.009cm">
            <text:p/>
          </draw:line>
        </draw:g>
        <draw:line draw:style-name="gr1" draw:text-style-name="P1" draw:layer="layout" svg:x1="9.01cm" svg:y1="3.013cm" svg:x2="9.005cm" svg:y2="5.513cm">
          <text:p/>
        </draw:line>
        <draw:connector draw:style-name="gr12" draw:text-style-name="P3" draw:layer="layout" draw:line-skew="0.124cm" svg:x1="8.493cm" svg:y1="5.884cm" svg:x2="9.485cm" svg:y2="5.884cm" draw:start-shape="id3" draw:start-glue-point="0" draw:end-shape="id4" draw:end-glue-point="0" svg:d="M8493 5884v-394h992v394" svg:viewBox="0 0 993 395">
          <text:p/>
        </draw:connector>
        <draw:line draw:style-name="gr1" draw:text-style-name="P1" draw:layer="layout" svg:x1="9cm" svg:y1="4.507cm" svg:x2="9.9cm" svg:y2="4.511cm">
          <text:p/>
        </draw:line>
        <draw:connector draw:style-name="gr1" draw:text-style-name="P1" draw:layer="layout" draw:type="line" svg:x1="11.13cm" svg:y1="4.5cm" svg:x2="11.88cm" svg:y2="4.51cm" draw:start-shape="id5" draw:start-glue-point="1" draw:end-shape="id6" draw:end-glue-point="3" svg:d="M11130 4500l750 10" svg:viewBox="0 0 751 11">
          <text:p/>
        </draw:connector>
        <draw:connector draw:style-name="gr1" draw:text-style-name="P1" draw:layer="layout" draw:type="line" svg:x1="13.13cm" svg:y1="4.51cm" svg:x2="13.88cm" svg:y2="4.51cm" draw:start-shape="id6" draw:start-glue-point="1" draw:end-shape="id7" draw:end-glue-point="3" svg:d="M13130 4510h750" svg:viewBox="0 0 751 1">
          <text:p/>
        </draw:connector>
        <draw:connector draw:style-name="gr12" draw:text-style-name="P3" draw:layer="layout" svg:x1="15.13cm" svg:y1="4.51cm" svg:x2="16.88cm" svg:y2="2.5cm" draw:start-shape="id7" draw:start-glue-point="1" draw:end-shape="id8" draw:end-glue-point="3" svg:d="M15130 4510h875v-2010h875" svg:viewBox="0 0 1751 2011">
          <text:p/>
        </draw:connector>
        <draw:connector draw:style-name="gr1" draw:text-style-name="P1" draw:layer="layout" draw:type="line" svg:x1="11.7cm" svg:y1="2.5cm" svg:x2="16.88cm" svg:y2="2.5cm" draw:start-shape="id9" draw:start-glue-point="4" draw:end-shape="id8" draw:end-glue-point="3" svg:d="M11700 2500h5180" svg:viewBox="0 0 5181 1">
          <text:p/>
        </draw:connector>
        <draw:connector draw:style-name="gr12" draw:text-style-name="P3" draw:layer="layout" svg:x1="18.13cm" svg:y1="2.5cm" svg:x2="19.002cm" svg:y2="4.005cm" draw:start-shape="id8" draw:start-glue-point="1" draw:end-shape="id10" draw:end-glue-point="0" svg:d="M18130 2500h872v1505" svg:viewBox="0 0 873 1506">
          <text:p/>
        </draw:connector>
        <draw:connector draw:style-name="gr1" draw:text-style-name="P1" draw:layer="layout" draw:type="line" svg:x1="19.002cm" svg:y1="5.009cm" svg:x2="19.003cm" svg:y2="6.005cm" draw:start-shape="id10" draw:start-glue-point="2" draw:end-shape="id11" draw:end-glue-point="0" svg:d="M19002 5009l1 996" svg:viewBox="0 0 2 997">
          <text:p/>
        </draw:connector>
        <draw:connector draw:style-name="gr12" draw:text-style-name="P3" draw:layer="layout" draw:line-skew="0.509cm" svg:x1="2cm" svg:y1="5cm" svg:x2="19.003cm" svg:y2="7.009cm" draw:start-shape="id1" draw:start-glue-point="8" draw:end-shape="id11" draw:end-glue-point="2" svg:d="M2000 5000v3036h17003v-1027" svg:viewBox="0 0 17004 3037">
          <text:p/>
        </draw:connector>
        <draw:connector draw:style-name="gr12" draw:text-style-name="P3" draw:layer="layout" draw:line-skew="0.106cm" svg:x1="4.992cm" svg:y1="4.25cm" svg:x2="5.984cm" svg:y2="4.25cm" draw:start-shape="id12" draw:start-glue-point="0" draw:end-shape="id13" draw:end-glue-point="0" svg:d="M4992 4250v-412h992v412" svg:viewBox="0 0 993 413">
          <text:p/>
        </draw:connector>
        <draw:connector draw:style-name="gr12" draw:text-style-name="P3" draw:layer="layout" draw:line-skew="-0.079cm" svg:x1="4.992cm" svg:y1="5.5cm" svg:x2="5.984cm" svg:y2="5.5cm" draw:start-shape="id12" draw:start-glue-point="2" draw:end-shape="id13" draw:end-glue-point="2" svg:d="M4992 5500v439h992v-439" svg:viewBox="0 0 993 440">
          <text:p/>
        </draw:connector>
        <draw:line draw:style-name="gr1" draw:text-style-name="P1" draw:layer="layout" svg:x1="5.505cm" svg:y1="2cm" svg:x2="5.5cm" svg:y2="3.83cm">
          <text:p/>
        </draw:line>
        <draw:line draw:style-name="gr1" draw:text-style-name="P1" draw:layer="layout" svg:x1="5.506cm" svg:y1="5.92cm" svg:x2="5.501cm" svg:y2="8.02cm">
          <text:p/>
        </draw:line>
        <draw:connector draw:style-name="gr12" draw:text-style-name="P3" draw:layer="layout" draw:line-skew="-0.112cm" svg:x1="8.493cm" svg:y1="7.134cm" svg:x2="9.485cm" svg:y2="7.134cm" draw:start-shape="id3" draw:start-glue-point="2" draw:end-shape="id4" draw:end-glue-point="2" svg:d="M8493 7134v406h992v-406" svg:viewBox="0 0 993 407">
          <text:p/>
        </draw:connector>
        <draw:line draw:style-name="gr1" draw:text-style-name="P1" draw:layer="layout" svg:x1="9.01cm" svg:y1="7.513cm" svg:x2="9.005cm" svg:y2="8.013cm">
          <text:p/>
        </draw:line>
        <draw:line draw:style-name="gr1" draw:text-style-name="P1" draw:layer="layout" svg:x1="5.505cm" svg:y1="8.013cm" svg:x2="5.5cm" svg:y2="8.3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14:55:43.946871303</dc:date>
    <meta:editing-duration>PT2H48M28S</meta:editing-duration>
    <meta:editing-cycles>24</meta:editing-cycles>
    <meta:generator>LibreOffice/6.4.7.2$Linux_X86_64 LibreOffice_project/40$Build-2</meta:generator>
    <meta:document-statistic meta:object-count="123"/>
  </office:meta>
</office:document-meta>
</file>